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fo:orphans="0" fo:widows="0"/>
      <style:text-properties fo:font-size="12pt" style:font-size-asian="12pt"/>
    </style:style>
    <style:style style:name="P2" style:family="paragraph" style:parent-style-name="Standard">
      <style:paragraph-properties fo:margin-left="0cm" fo:margin-right="0cm" fo:text-align="justify" style:justify-single-word="false" fo:orphans="0" fo:widows="0" fo:text-indent="1cm" style:auto-text-indent="false"/>
      <style:text-properties fo:font-size="12pt" style:font-size-asian="12pt"/>
    </style:style>
    <style:style style:name="P3" style:family="paragraph" style:parent-style-name="Standard">
      <style:paragraph-properties fo:margin-left="0cm" fo:margin-right="0cm" fo:text-align="justify" style:justify-single-word="false" fo:orphans="0" fo:widows="0" fo:text-indent="1cm" style:auto-text-indent="false"/>
    </style:style>
    <style:style style:name="P4" style:family="paragraph" style:parent-style-name="Text_20_body_20_indent">
      <style:paragraph-properties fo:margin-left="0cm" fo:margin-right="0cm" fo:text-indent="1cm" style:auto-text-indent="false"/>
    </style:style>
    <style:style style:name="P5" style:family="paragraph" style:parent-style-name="Text_20_body_20_indent">
      <style:paragraph-properties fo:margin-left="0cm" fo:margin-right="0cm" fo:text-indent="1cm" style:auto-text-indent="false"/>
      <style:text-properties style:font-name="Times New Roman" fo:font-size="12pt" style:font-size-asian="12pt"/>
    </style:style>
    <style:style style:name="P6" style:family="paragraph" style:parent-style-name="Standard">
      <style:paragraph-properties fo:text-align="justify" style:justify-single-word="false" fo:orphans="0" fo:widows="0"/>
      <style:text-properties fo:font-size="12pt" fo:font-weight="bold" style:font-size-asian="12pt" style:font-weight-asian="bold"/>
    </style:style>
    <style:style style:name="P7" style:family="paragraph" style:parent-style-name="Standard">
      <style:paragraph-properties fo:margin-left="0cm" fo:margin-right="0cm" fo:text-align="justify" style:justify-single-word="false" fo:orphans="0" fo:widows="0" fo:text-indent="1cm" style:auto-text-indent="false"/>
      <style:text-properties fo:font-size="12pt" style:font-size-asian="12pt"/>
    </style:style>
    <style:style style:name="T1" style:family="text">
      <style:text-properties fo:font-size="12pt" style:font-size-asian="12pt"/>
    </style:style>
    <style:style style:name="T2" style:family="text">
      <style:text-properties fo:font-size="12pt" style:text-underline-style="solid" style:text-underline-width="auto" style:text-underline-color="font-color" style:font-size-asian="12pt"/>
    </style:style>
    <style:style style:name="T3" style:family="text">
      <style:text-properties style:font-name="Times New Roman" fo:font-size="12pt" style:font-size-asian="12pt"/>
    </style:style>
    <style:style style:name="T4" style:family="text">
      <style:text-properties style:font-name="Times New Roman" fo:font-size="12pt" style:text-underline-style="solid" style:text-underline-width="auto" style:text-underline-color="font-color" style:font-size-asian="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ini-Mundo 1:</text:p>
      <text:p text:style-name="P4"><text:span text:style-name="T3">Uma loja de venda de Eletrodomésticos quer automatizar o seu </text:span><text:span text:style-name="T4">controle de compra e troca de aparelhos</text:span><text:span text:style-name="T3"> por parte de seus clientes. Todo aparelho vendido possui garantia de 1 ano, a partir da data de venda. Isto significa que qualquer troca só poderá ser realizada dentro deste período, mesmo que já tenha havido várias trocas em função desta compra.</text:span></text:p>
      <text:p text:style-name="P5">No termo de garantia é anotado a data da compra, marca, modelo e número de série do aparelho vendido juntamente com o nome e endereço do cliente que o comprou. A cada troca de aparelho, relativo a primeira compra, é verificado se ainda está no prazo de garantia, e é registrado o cliente que realizou a troca. Qualquer cliente pode realizar uma troca, mesmo que não tenha sido o comprador. Os aparelhos defeituosos são devolvidos para a fábrica e não mais retornam para a loja. A loja quer saber: </text:p>
      <text:p text:style-name="P2">a) <text:s/>Relação de aparelhos disponíveis na loja</text:p>
      <text:p text:style-name="P5">b) Relação de aparelhos que apresentaram defeitos contendo quem realizou a troca, a data e o defeito apresentado</text:p>
      <text:p text:style-name="P2">c) <text:s/>Relação de clientes cujas compras nunca apresentaram defeito</text:p>
      <text:p text:style-name="P2"/>
      <text:p text:style-name="P1">Mini-Mundo 2:</text:p>
      <text:p text:style-name="P3"><text:span text:style-name="T1">Uma firma que utiliza equipamentos de informática necessita de um sistema que </text:span><text:span text:style-name="T2">gerencie a sua rede de microcomputadores</text:span><text:span text:style-name="T1"> (ponto-a-ponto, não existe servidor da rede), </text:span><text:span text:style-name="T2">controlando usuários, máquinas e impressoras</text:span><text:span text:style-name="T1">. A rede é composta de servidores de impressão, estações e impressoras. O sistema também irá </text:span><text:span text:style-name="T2">controlar a partir de qual estação o usuário está conectado a rede, e os seus arquivos enviados para impressão</text:span><text:span text:style-name="T1">.</text:span></text:p>
      <text:p text:style-name="P2">Para todos os micros deseja-se cadastrar: código do patrimônio, descrição, capacidade do disco rígido, quantidade de memória e, sendo uma estação a sua localização, sendo um servidor o tamanho máximo do buffer e a quantidade máxima de buffers de impressão e que ele suporta, e as impressoras ligadas a ele (no máximo 3), caso existam. Para impressoras deseja-se cadastrar: código do patrimônio, descrição, velocidade (CPS) e, consequentemente, o servidor a que está ligada. Nesta firma todas as impressoras estão ligadas a algum servidor, não sendo compartilhada por mais de um servidor.</text:p>
      <text:p text:style-name="P2">Para controlar os usuários, o sistema só precisa do nome de guerra e senha de cada um. Como os usuários não possuem máquina fixa, a sua conexão à rede pode ocorrer a partir de qualquer estação. Tendo o usuário uma conexão ativa, o sistema não permitirá que ele se conecte a partir de outra estação. Há interesse em controlar apenas as conexões ativas (as conexões desfeitas são irrelevantes).</text:p>
      <text:p text:style-name="P2">No caso de impressão, o sistema deverá saber qual o arquivo, de quem ele é, e em qual impressora será impresso (atenção: somente usuários com conexão ativa e que possuem condição de enviar arquivos para impressão). É o usuário que escolhe a impressora onde ele quer que o seu arquivo seja impresso. Nada impede que usuários diferentes enviem arquivos de mesmo nome para impressão, porém (nesta firma) para o mesmo usuário isso não e possível, mesmo em impressoras diferentes. Neste caso o sistema permite alterar o número de cópias a serem impressas. Só deve ser mantido registro dos arquivos que ainda estão na fila de impressão.</text:p>
      <text:p text:style-name="P2">O sistema deverá listar, para cada impressora, os arquivos que estão aguardando impressão, com o respectivo usuário que a enviou, mesmo que o usuário não esteja mais ativo na rede. Sempre que solicitado o sistema exibirá, para cada estação, o seu código e, caso exista, o nome do usuário conectado, a data e hora início desta conexão e, se houver, nome e quantidade de cópias dos arquivos que ele enviou e que ainda estão aguardando impressão.</text:p>
      <text:p text:style-name="P2"/>
      <text:p text:style-name="P2"/>
      <text:p text:style-name="P2"/>
      <text:p text:style-name="P2"/>
      <text:p text:style-name="P2"/>
      <text:p text:style-name="P2"/>
      <text:p text:style-name="P6"><text:soft-page-break/></text:p>
      <text:p text:style-name="P6">Mini-Mundo 3</text:p>
      <text:p text:style-name="P2">Um Vídeo Clube deseja controlar o empréstimo de fitas a seus sócios. Atualmente o controle de empréstimo é feito utilizando dois conjuntos de fichas: o das informações dos sócios e o das informações das cópias, no qual se controla também os empréstimos. Nas fichas dos sócios constam as seguintes informações: número de inscrição, nome, endereço e telefone. Nas fichas das cópias estão registrados: código de identificação da fita, título do filme, duração, ano, gênero, nome do diretor e de 2 (dois) dos artistas principais, data de aquisição e o estado da fita (bom ou ruim), além de uma lista de empréstimos com número de inscrição do sócio, data do empréstimo, data da devolução e valor pago. Estes dois últimos são preenchidos quando a cópia é devolvida.</text:p>
      <text:p text:style-name="P2">Nesta locadora existem vários filmes com várias cópias, e cada cópia recebe uma etiqueta com um código, por exemplo: 5.315 (como se fosse o número do CONCINE, único para cada cópia original).</text:p>
      <text:p text:style-name="P5">Um empréstimo é valido por 72 horas no máximo e possui preço fixo. A locadora pretende colocar terminais de consulta em sua loja, possibilitando seus sócios a escolha de filmes a partir do gênero, diretor ou dos artistas prediletos. Não é aceita reserva e todos os pagamentos são feitos no momento da devolução. Se o sócio atrasar a devolução deverá pagar multa.</text:p>
      <text:p text:style-name="P5">A gerência deseja que o sistema forneça um relatório de todos os filmes que possui, informando a quantidade de cópias por filme, além de relatórios de filmes por gênero, diretor e artista. Ela deseja também uma lista das cópias em mal estado e outra de sócios inadimplentes. Existe interesse em manter um controle sobre diretores e artistas com nome, país de origem e data de nascimento de cada um.</text:p>
      <text:p text:style-name="P2"/>
      <text:p text:style-name="P6">Mini-Mundo 4:</text:p>
      <text:p text:style-name="P2">O SUS está interessado em controlar os pacientes internados, e seus atendimentos, nos seus hospitais. Quando uma pessoa credenciada junto ao SUS passa mal, ela se dirige a um dos hospitais e se consulta com algum médico. Dependendo da gravidade o(s) médico(s) pode(m) decidir pela internação. Os pacientes, pessoas credenciadas que foram internadas, podem receber atendimento de vários médicos e enfermeiras durante o período de internação. Não há interesse em controlar as pessoas que não foram internadas, nem as consultas antes da internação.</text:p>
      <text:p text:style-name="P2">Cada empregado do SUS (médico ou enfermeira) só pode estar vinculado a no máximo 3 hospitais. Não se admite um empregado com mais de um vínculo no mesmo hospital. Não há interesse em controlar as datas em que ocorreram os atendimentos. Há necessidade de se conseguir as seguintes informações:</text:p>
      <text:p text:style-name="P2">a) Relação dos pacientes (nome, código do seguro social, idade) internados num hospital juntamente com os nomes e números dos médicos responsáveis por cada internação, e o período de internação. </text:p>
      <text:p text:style-name="P2">b) Relação dos médicos e enfermeiras (nome, matricula) que trabalham determinado hospital.</text:p>
      <text:p text:style-name="P2">c) Relação dos médicos (nome, matrícula, especialidade) e enfermeiras (nome, matrícula, cargo) que deram atendimento a um paciente durante uma internação.</text:p>
      <text:p text:style-name="P2">d) Relação dos hospitais (nome, código e endereço) que um médico ou enfermeira mantém víncu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properties style:font-name="Arial" fo:font-size="11pt" style:font-size-asian="11pt" style:language-asian="pt" style:country-asian="B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abio Duncan</meta:initial-creator>
    <meta:creation-date>2010-12-17T18:18:07</meta:creation-date>
    <dc:date>2010-12-17T18:24:03</dc:date>
    <dc:creator>Fabio Duncan</dc:creator>
    <meta:editing-duration>PT00H05M57S</meta:editing-duration>
    <meta:editing-cycles>1</meta:editing-cycles>
    <meta:generator>BrOffice.org/3.2$Win32 OpenOffice.org_project/320m12$Build-9483</meta:generator>
    <meta:document-statistic meta:table-count="0" meta:image-count="0" meta:object-count="0" meta:page-count="2" meta:paragraph-count="24" meta:word-count="1093" meta:character-count="6660"/>
  </office:meta>
</office:document-meta>
</file>